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751cm"/>
    </style:style>
    <style:style style:name="P1" style:family="paragraph">
      <style:paragraph-properties fo:text-align="justify"/>
      <style:text-properties style:font-name="Liberation Sans1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justify" fo:text-indent="0cm"/>
      <style:text-properties style:font-name="Liberation Sans1"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justify"/>
      <style:text-properties style:font-name="Liberation Sans1" fo:font-size="14pt" style:font-size-asian="14pt" style:font-size-complex="14pt"/>
    </style:style>
    <style:style style:name="T1" style:family="text">
      <style:text-properties style:font-name="Liberation Sans1" fo:font-size="14pt" style:font-size-asian="14pt" style:font-size-complex="14pt"/>
    </style:style>
    <style:style style:name="T2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ans1" fo:font-size="14pt" style:text-underline-style="none" style:font-size-asian="14pt" style:font-size-complex="14pt"/>
    </style:style>
    <style:style style:name="T4" style:family="text"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1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4cm" svg:height="28.001cm" svg:x="0.8cm" svg:y="0.8cm">
          <draw:text-box>
            <text:p text:style-name="P1"><text:span text:style-name="T1"><text:s/></text:span></text:p>
            <text:p text:style-name="P1"><text:span text:style-name="T2">Nome do grupo</text:span><text:span text:style-name="T1">: </text:span><text:span text:style-name="T3">Ge3J</text:span><text:span text:style-name="T1">;</text:span></text:p>
            <text:p text:style-name="P1"><text:span text:style-name="T1"/></text:p>
            <text:p text:style-name="P1"><text:span text:style-name="T2">Tema 1: </text:span><text:span text:style-name="T1">Sistema de Gerenciamento Microempresarial personalizado a uma Assistência Técnica.</text:span></text:p>
            <text:p text:style-name="P1"><text:span text:style-name="T1"/></text:p>
            <text:p text:style-name="P1"><text:span text:style-name="T2">Breve descrição do Tema 1: </text:span><text:span text:style-name="T1">Será um sistema de gerenciamento que auxiliará uma Assistência Técnica, fazendo o controle de entrada e saída de aparelhos, como também o Controle de Estoque e Cadastro de Clientes. Com as informações quando for registrado a entrada de um cliente, já mostrará com base no modelo informado as peças correspondente que tem em estoque e o valor pago por elas.</text:span></text:p>
            <text:p text:style-name="P1"><text:span text:style-name="T1"/></text:p>
            <text:p text:style-name="P1"><text:span text:style-name="T2">Matérias e Conteúdos envolvidos no Tema 1:</text:span></text:p>
            <text:p text:style-name="P1"><text:span text:style-name="T4"/></text:p>
            <text:p text:style-name="P1"><text:span text:style-name="T5">Banco de Dados</text:span><text:span text:style-name="T1">: Pré-cadastro de Clientes, Registro de Solicitações de Serviços, Controle de Estoque;</text:span></text:p>
            <text:p text:style-name="P1"><text:span text:style-name="T1"/></text:p>
            <text:p text:style-name="P1"><text:span text:style-name="T5">Programação Orientada a Objeto:</text:span><text:span text:style-name="T3"> Classes modelo dos objetos do Banco de Dados do Sistema e seus atributos e funções;</text:span></text:p>
            <text:p text:style-name="P1"><text:span text:style-name="T3"/></text:p>
            <text:p text:style-name="P1"><text:span text:style-name="T5">Algoritmo e Estrutura de Dados</text:span><text:span text:style-name="T3">: Inserção do conhecimento na programação do back-end.</text:span></text:p>
            <text:p text:style-name="P1"><text:span text:style-name="T2"/></text:p>
            <text:p text:style-name="P1"><text:span text:style-name="T2"/></text:p>
            <text:p text:style-name="P1"><text:span text:style-name="T2">Tema 2: </text:span><text:span text:style-name="T1">Controle de Acesso de Estacionamento;</text:span></text:p>
            <text:p text:style-name="P1"><text:span text:style-name="T1"/></text:p>
            <text:p text:style-name="P1"><text:span text:style-name="T2">Breve descrição do Tema 2: </text:span><text:span text:style-name="T1">Um sistema para realizar o controle de um estacionamento, que fará o controle de acesso de carros. Registrando Horário de Entrada e Saída, calculando o valor final, além de conseguir identificar os mensalistas e a data de vencimento de contratos dos mesmos.</text:span></text:p>
            <text:p text:style-name="P1"><text:span text:style-name="T1"/></text:p>
            <text:p text:style-name="P1"><text:span text:style-name="T2">Matérias e Conteúdos envolvidos no Tema 2:</text:span></text:p>
            <text:p text:style-name="P1"><text:span text:style-name="T2"/></text:p>
            <text:p text:style-name="P1"><text:span text:style-name="T5">Banco de Dados:</text:span><text:span text:style-name="T3"> Cadastro de Clientes Mensalistas e Não-Mensalistas, Criação de Registros de entrada-saída e valor do serviço;</text:span></text:p>
            <text:p text:style-name="P1"><text:span text:style-name="T3"/></text:p>
            <text:p text:style-name="P1"><text:span text:style-name="T5">Programação Orientada Objeto</text:span><text:span text:style-name="T3">: Criação dos classes modelo do Banco de Dados na programação e suas funções e atribuições;</text:span></text:p>
            <text:p text:style-name="P1"><text:span text:style-name="T3"/></text:p>
            <text:p text:style-name="P1"><text:span text:style-name="T6">Algoritmo e Estrutura de Dados</text:span><text:span text:style-name="T7">: </text:span><text:span text:style-name="T3">Inserção do conhecimento na programação do back-end.</text:span></text:p>
            <text:p text:style-name="P1"><text:span text:style-name="T5"/></text:p>
            <text:p text:style-name="P2"><text:span text:style-name="T2">Lista dos professores das Matérias envolvidas, informando se eles estão de acordo com o tema, no que diz respeito ao conteúdo da matéria dele</text:span></text:p>
            <text:p text:style-name="P2"><text:span text:style-name="T8">Igor – BD;</text:span></text:p>
            <text:p text:style-name="P2"><text:span text:style-name="T8">Calvetti - ALGSED e P.I;</text:span></text:p>
            <text:p text:style-name="P2"><text:span text:style-name="T8">Bossini – POO;</text:span></text:p>
            <text:p text:style-name="P1"><text:span text:style-name="T8">Hamilton – PO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7:28:50.014107375</meta:creation-date>
    <dc:date>2020-03-18T18:15:18.287157431</dc:date>
    <meta:editing-duration>PT12M24S</meta:editing-duration>
    <meta:editing-cycles>4</meta:editing-cycles>
    <meta:generator>LibreOffice/6.0.7.3$Linux_X86_64 LibreOffice_project/00m0$Build-3</meta:generator>
    <meta:document-statistic meta:object-count="1"/>
  </office:meta>
</office:document-meta>
</file>